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227cm"/>
    </style:style>
    <style:style style:name="co17" style:family="table-column">
      <style:table-column-properties fo:break-before="auto" style:column-width="10.59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9.91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939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2.263cm" fo:break-before="auto" style:use-optimal-row-height="true"/>
    </style:style>
    <style:style style:name="ro14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55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59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8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74">
            <calcext:condition calcext:apply-style-name="Error" calcext:value="duplicate" calcext:base-cell-address="list.B3"/>
          </calcext:conditional-format>
          <calcext:conditional-format calcext:target-range-address="list.C3:list.C27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69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50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155" office:value-type="string" calcext:value-type="string">
            <text:p>(주)행복한다람쥐단( Happy Daram Inc. )</text:p>
          </table:table-cell>
          <table:table-cell table:style-name="ce161"/>
          <table:table-cell table:style-name="ce164" office:value-type="string" calcext:value-type="string">
            <text:p>인천광역시 부평구 부평대로 293 부평테크시티 ***호</text:p>
          </table:table-cell>
          <table:table-cell table:style-name="ce168"/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645번길 *** ***층 ***호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 19, ***층 ***호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<text:span text:style-name="T5">대구광역시 북구 동변로 50, **동 </text:span><text:span text:style-name="T6">***</text:span>호(동변동, 유니버시아드선수촌)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 419, 20층(삼성동, 강남파이낸스플라자)</text:p>
            <text:p/>
            <text:p>경기 성남시 분당구 삼평동 672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 ***, ***호(가산동, 에이스 가산 포휴)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5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 170 ***호 얼라이브 게임 스튜디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5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46번길 45-7 창조빌딩 ***호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 ***-***, ***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155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5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5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5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5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3">
          <table:table-cell table:style-name="ce155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 140, 9층 비지씨***호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5">프로젝트 총괄: </text:span>염정규                     <text:span text:style-name="T5">프로그래머 : </text:span>이경훈</text:p>
            <text:p><text:span text:style-name="T5">아트 : </text:span>장자혜                                  <text:span text:style-name="T5">게임 디자인 : </text:span>김창엽</text:p>
          </table:table-cell>
        </table:table-row>
        <table:table-row table:style-name="ro1">
          <table:table-cell table:style-name="ce155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g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5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 68, ***호 에이-***호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331번길 8, ***층 (정자동,킨스타워)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6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 27, **동 **호(능곡동, 엘에이치4단지)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 767 분당수지U타워 a동 ***호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<text:span text:style-name="T5">부산광역시 사상구 주례로 47, 동서대학교 시티엘관(15번건물) </text:span><text:span text:style-name="T6">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5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<text:span text:style-name="T5">서울 특별시 강남구 역삼로 227 썬스코빌딩 </text:span><text:span text:style-name="T6">***</text:span>층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5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FLINT</text:p>
          </table:table-cell>
          <table:table-cell table:style-name="ce161"/>
          <table:table-cell table:style-name="ce164" office:value-type="string" calcext:value-type="string">
            <text:p><text:span text:style-name="T7">법인명(상호): (주)플린트</text:span></text:p>
            <text:p><text:span text:style-name="T3">서울특별시 강남구 테헤란로414, ***</text:span><text:span text:style-name="T7">층 (L&amp;B타워)</text:span>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 327/ 대륭서초타워 ***층 (서초동)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24번가길 46, 광주실감컨텐츠큐브 ***층 ***호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 2, ***호</text:p>
            <text:p>(가산동, 우림라이온스밸리2차)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200번길 36</text:p>
            <text:p><text:span text:style-name="T3">***</text:span>호(수내동, 분당 동부루트빌딩)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, </text:span><text:span text:style-name="T6">***</text:span>호 (관동동,경남콘텐츠기업지원센터)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2">
          <table:table-cell table:style-name="ce155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<text:span text:style-name="T5">경기 안양시 동안구 시민대로327번길 11-41, </text:span><text:span text:style-name="T6">***</text:span>호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5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 36 (신공덕동) ***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 ***, **동 **호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 ***-***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 ***, ***층(양평동***가, ***타워)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155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22길 52, ***동 ***호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155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 ***, ***호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 99, ***호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<text:span text:style-name="T5">서울 강남구 테헤란로4길 38-3 (역삼동) 다우빌딩 </text:span><text:span text:style-name="T6">***</text:span>층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155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645번길 12 (삼평동, 경기창조경제혁신센터) ***층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 314(초량동, 한국부동산원) *층 비큐브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 ***, ***층 ***호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<text:span text:style-name="T5">경남 김해시 관동로 14 (관동동) 경남콘텐츠기업지원센터 </text:span><text:span text:style-name="T6">***</text:span>호</text:p>
            <text:p>플레이 메피스토왈츠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5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<text:span text:style-name="T5">경기도 용인시 수지구 만현로67번길 19, **동 </text:span><text:span text:style-name="T6">***</text:span>호(상현동, 만현마을3단지성원상떼빌)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82길 ***, B1~5층(대치동, 한석빌딩)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155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155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inkhol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5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 140 (우동, 부산문화콘텐츠컴플렉스) 글로벌게임센터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tarlike Inc.</text:p>
          </table:table-cell>
          <table:table-cell table:style-name="ce161"/>
          <table:table-cell table:style-name="ce164" office:value-type="string" calcext:value-type="string">
            <text:p><text:span text:style-name="T3">전라북도 전주시 덕진구 오공로 123 전북테크비즈센터 ***</text:span><text:span text:style-name="T7">호</text:span></text:p>
            <text:p/>
            <text:p><text:span text:style-name="T7">이용약관개인정보처리방침</text:span></text:p>
            <text:p><text:span text:style-name="T7">Copyright ⓒ 2023 스타라이크 주식회사 All rights reserved.</text:span>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157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157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8"> </text:span><text:span text:style-name="T6">***</text:span><text:span text:style-name="T8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4">
          <table:table-cell table:style-name="ce157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<text:span text:style-name="T5">서울특별시 금천구 가산디지털2로 95, </text:span><text:span text:style-name="T6">***</text:span>호(가산동, KM TOWER)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57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157" office:value-type="string" calcext:value-type="string">
            <text:p>TALESSHOP Co., Ltd.</text:p>
          </table:table-cell>
          <table:table-cell table:style-name="ce161"/>
          <table:table-cell table:style-name="ce164" office:value-type="string" calcext:value-type="string">
            <text:p><text:span text:style-name="T7">주식회사 테일즈샵</text:span></text:p>
            <text:p><text:span text:style-name="T7">통신판매업 제 2016-인천부평-0565 호 </text:span></text:p>
            <text:p><text:span text:style-name="T5">인천 광역시 부평구 경원대로 1354번길 4 아이홈 </text:span><text:span text:style-name="T6">***</text:span><text:span text:style-name="T7">호</text:span>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2길 ***, ***호(도선동, 에이)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<text:span text:style-name="T5">서울특별시 양천구 목동동로 180, **동 </text:span><text:span text:style-name="T6">***</text:span>호(신정동, 신정동아이파크)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am Samoye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4">
          <table:table-cell table:style-name="ce157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7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 512번길 20</text:p>
            <text:p><text:span text:style-name="T5">글로벌게임센터 </text:span><text:span text:style-name="T6">***</text:span>호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157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2">
          <table:table-cell table:style-name="ce157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 54</text:p>
            <text:p>(시흥동, 판교제2테크노밸리기업성장센터) 가동 9층 글로벌게임허브센터 ***호</text:p>
          </table:table-cell>
          <table:table-cell table:style-name="ce168" office:value-type="string" calcext:value-type="string">
            <text:p>784-81-02274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41길 ***, ***호(송파동)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2">
          <table:table-cell table:style-name="ce157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<text:span text:style-name="T7">충청북도 청주시 청원구 상당로 314/ 청주첨단문화산업단지 2층 ******</text:span></text:p>
            <text:p><text:span text:style-name="T7">(폐업자는 주소 일부가 ** 표시됩니다)</text:span>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XINESS Co,. Ltd.</text:p>
          </table:table-cell>
          <table:table-cell table:style-name="ce161"/>
          <table:table-cell table:style-name="ce164" office:value-type="string" calcext:value-type="string">
            <text:p><text:span text:style-name="T3">서울 구로구 디지털로33길 11, ***</text:span>호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2">
          <table:table-cell table:style-name="ce157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 406-21, **층 **호</text:p>
            <text:p>울산글로벌게임센터(복산동, 혁신비즈니스센터)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ZZIC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 office:value-type="string" calcext:value-type="string">
            <text:p>깡토 스튜디오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157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158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861">
          <table:table-cell table:style-name="ce159"/>
          <table:table-cell table:number-columns-repeated="10"/>
        </table:table-row>
        <table:table-row table:style-name="ro1" table:number-rows-repeated="1047516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2:developer.A145">
            <calcext:condition calcext:apply-style-name="Error" calcext:value="duplicate" calcext:base-cell-address="developer.A2"/>
          </calcext:conditional-format>
          <calcext:conditional-format calcext:target-range-address="developer.A1:developer.A1059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26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49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58" table:on-update-keep-styles="true" table:on-update-keep-size="false"/>
        <table:database-range table:name="developer_table" table:target-range-address="developer.A2:developer.I1058" table:on-update-keep-styles="true" table:on-update-keep-size="false"/>
        <table:database-range table:name="game_table" table:target-range-address="list.B253:list.C254" table:on-update-keep-styles="true" table:on-update-keep-size="false"/>
        <table:database-range table:name="publisher_name_list" table:target-range-address="publisher.A2:publisher.A1049" table:on-update-keep-styles="true" table:on-update-keep-size="false"/>
        <table:database-range table:name="__Anonymous_Sheet_DB__0" table:target-range-address="list.B2:list.I27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19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5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17:46:09.97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3-31T17:57:02.640000000</dc:date>
    <meta:editing-duration>P2DT2H58M47S</meta:editing-duration>
    <meta:editing-cycles>838</meta:editing-cycles>
    <meta:document-statistic meta:table-count="3" meta:cell-count="2717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